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mo" svg:font-family="Arimo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70pt"/>
    </style:style>
    <style:style style:name="co2" style:family="table-column">
      <style:table-column-properties fo:break-before="auto" style:column-width="240.01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301.49pt"/>
    </style:style>
    <style:style style:name="co7" style:family="table-column">
      <style:table-column-properties fo:break-before="auto" style:column-width="324.74pt"/>
    </style:style>
    <style:style style:name="co8" style:family="table-column">
      <style:table-column-properties fo:break-before="auto" style:column-width="9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017">
      <style:table-properties table:display="true" style:writing-mode="lr-tb"/>
    </style:style>
    <style:style style:name="ta2" style:family="table" style:master-page-name="PageStyle_5f_201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m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ent By</text:p>
          </table:table-cell>
          <table:table-cell table:style-name="ce1" office:value-type="string" calcext:value-type="string">
            <text:p>Round 2</text:p>
          </table:table-cell>
          <table:table-cell table:style-name="ce1" office:value-type="string" calcext:value-type="string">
            <text:p>Permission to save</text:p>
          </table:table-cell>
          <table:table-cell table:style-name="ce4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International Computer Music Association</text:p>
          </table:table-cell>
          <table:table-cell table:style-name="ce4" office:value-type="string" calcext:value-type="string">
            <text:p>icma@umich.edu</text:p>
          </table:table-cell>
          <table:table-cell table:number-columns-repeated="2" table:style-name="ce1" office:value-type="string" calcext:value-type="string">
            <text:p>Mark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Yale Computing and the Arts</text:p>
          </table:table-cell>
          <table:table-cell table:style-name="ce1" office:value-type="string" calcext:value-type="string">
            <text:p>comparts@cs.yale.edu</text:p>
          </table:table-cell>
          <table:table-cell table:style-name="ce1" office:value-type="string" calcext:value-type="string">
            <text:p>Mark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thly Music Hackathon NYC</text:p>
          </table:table-cell>
          <table:table-cell table:style-name="ce2" office:value-type="string" calcext:value-type="string">
            <text:p>musichackathon@gmail.com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Elm</text:p>
          </table:table-cell>
          <table:table-cell table:style-name="ce5" office:value-type="string" calcext:value-type="string">
            <text:p><text:a xlink:href="https://groups.google.com/forum/?fromgroups#!forum/elm-discuss" xlink:type="simple">https://groups.google.com/forum/?fromgroups#!forum/elm-discuss</text:a></text:p>
          </table:table-cell>
          <table:table-cell table:style-name="ce1" office:value-type="string" calcext:value-type="string">
            <text:p>Mark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SIGPLAN Posting</text:p>
          </table:table-cell>
          <table:table-cell table:style-name="ce5" office:value-type="string" calcext:value-type="string">
            <text:p><text:a xlink:href="https://docs.google.com/forms/d/1bYN9FtloQlMRwxVZGozSwUnqquPl2ir9CTHr9uQbVSg/viewform" xlink:type="simple">https://docs.google.com/forms/d/1bYN9FtloQlMRwxVZGozSwUnqquPl2ir9CTHr9uQbVSg/viewform</text:a></text:p>
          </table:table-cell>
          <table:table-cell table:style-name="ce1" office:value-type="string" calcext:value-type="string">
            <text:p>Mark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Eugene</text:p>
          </table:table-cell>
          <table:table-cell table:style-name="ce6" office:value-type="string" calcext:value-type="string">
            <text:p><text:a xlink:href="http://lurk.org/" xlink:type="simple">http://lurk.org/</text:a>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1" office:value-type="string" calcext:value-type="string">
            <text:p>TOPLAP livecode</text:p>
          </table:table-cell>
          <table:table-cell table:style-name="ce6" office:value-type="string" calcext:value-type="string">
            <text:p><text:a xlink:href="http://lurk.org/" xlink:type="simple">http://lurk.org/</text:a>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TOPLAP slack</text:p>
          </table:table-cell>
          <table:table-cell table:style-name="ce7" office:value-type="string" calcext:value-type="string">
            <text:p><text:a xlink:href="http://toplap.org/toplap-on-slack/" xlink:type="simple">http://toplap.org/toplap-on-slack/</text:a></text:p>
          </table:table-cell>
          <table:table-cell table:style-name="ce1" office:value-type="string" calcext:value-type="string">
            <text:p>Mark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ime-community</text:p>
          </table:table-cell>
          <table:table-cell table:style-name="ce7" office:value-type="string" calcext:value-type="string">
            <text:p><text:a xlink:href="http://www.nime.org/mailing-list/" xlink:type="simple">http://www.nime.org/mailing-list/</text:a>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1" office:value-type="string" calcext:value-type="string">
            <text:p>wificfp</text:p>
          </table:table-cell>
          <table:table-cell/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skell-art</text:p>
          </table:table-cell>
          <table:table-cell table:style-name="ce6" office:value-type="string" calcext:value-type="string">
            <text:p><text:a xlink:href="http://lurk.org/" xlink:type="simple">http://lurk.org/</text:a></text:p>
          </table:table-cell>
          <table:table-cell table:style-name="ce1" office:value-type="string" calcext:value-type="string">
            <text:p>Mark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chi</text:p>
          </table:table-cell>
          <table:table-cell table:style-name="ce8" office:value-type="string" calcext:value-type="string">
            <text:p><text:a xlink:href="http://listserv.acm.org/scripts/wa-ACMLPX.exe?A0=CHI-ANNOUNCEMENTS" xlink:type="simple">http://listserv.acm.org/scripts/wa-ACMLPX.exe?A0=CHI-ANNOUNCEMENTS</text:a>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uxus</text:p>
          </table:table-cell>
          <table:table-cell/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vertone</text:p>
          </table:table-cell>
          <table:table-cell/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usic-ir / ismir</text:p>
          </table:table-cell>
          <table:table-cell/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mputer arts society</text:p>
          </table:table-cell>
          <table:table-cell/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ightycolumn</text:p>
          </table:table-cell>
          <table:table-cell table:style-name="ce6" office:value-type="string" calcext:value-type="string">
            <text:p><text:a xlink:href="http://lurk.org/" xlink:type="simple">http://lurk.org/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Racket mailing list</text:p>
          </table:table-cell>
          <table:table-cell table:style-name="ce7" office:value-type="string" calcext:value-type="string">
            <text:p><text:a xlink:href="https://groups.google.com/forum/#!forum/racket-users" xlink:type="simple">https://groups.google.com/forum/#!forum/racket-users</text:a></text:p>
          </table:table-cell>
          <table:table-cell table:number-columns-repeated="2" table:style-name="ce1" office:value-type="string" calcext:value-type="string">
            <text:p>Mik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Haskell mailing list</text:p>
          </table:table-cell>
          <table:table-cell table:style-name="ce7" office:value-type="string" calcext:value-type="string">
            <text:p><text:a xlink:href="mailto:haskell@haskell.org" xlink:type="simple">haskell@haskell.org</text:a></text:p>
          </table:table-cell>
          <table:table-cell table:number-columns-repeated="2" table:style-name="ce1" office:value-type="string" calcext:value-type="string">
            <text:p>Mik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OCaml mailing list</text:p>
          </table:table-cell>
          <table:table-cell table:style-name="ce1" office:value-type="string" calcext:value-type="string">
            <text:p>caml-list@inria.fr</text:p>
          </table:table-cell>
          <table:table-cell table:number-columns-repeated="2" table:style-name="ce1" office:value-type="string" calcext:value-type="string">
            <text:p>Mik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Clojure mailing list</text:p>
          </table:table-cell>
          <table:table-cell table:style-name="ce7" office:value-type="string" calcext:value-type="string">
            <text:p><text:a xlink:href="https://groups.google.com/forum/#!forum/clojure" xlink:type="simple">https://groups.google.com/forum/#!forum/clojure</text:a></text:p>
          </table:table-cell>
          <table:table-cell table:number-columns-repeated="2" table:style-name="ce1" office:value-type="string" calcext:value-type="string">
            <text:p>Mik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Scala mailing list</text:p>
          </table:table-cell>
          <table:table-cell table:style-name="ce7" office:value-type="string" calcext:value-type="string">
            <text:p><text:a xlink:href="https://groups.google.com/forum/#!forum/scala-user" xlink:type="simple">https://groups.google.com/forum/#!forum/scala-user</text:a></text:p>
          </table:table-cell>
          <table:table-cell table:style-name="ce1" office:value-type="string" calcext:value-type="string">
            <text:p>Mik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Lanyrd</text:p>
          </table:table-cell>
          <table:table-cell table:style-name="ce7" office:value-type="string" calcext:value-type="string">
            <text:p><text:a xlink:href="http://lanyrd.com/2017/workshopfarm2017/" xlink:type="simple">http://lanyrd.com/2017/workshopfarm2017/</text:a>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N/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mputational-creativity-forum</text:p>
          </table:table-cell>
          <table:table-cell table:style-name="ce7" office:value-type="string" calcext:value-type="string">
            <text:p><text:a xlink:href="https://groups.google.com/forum/#!forum/computational-creativity-forum" xlink:type="simple">https://groups.google.com/forum/#!forum/computational-creativity-forum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mputational Narrative People </text:p>
          </table:table-cell>
          <table:table-cell table:style-name="ce7" office:value-type="string" calcext:value-type="string">
            <text:p><text:a xlink:href="https://groups.google.com/forum/#!forum/comp-narrative" xlink:type="simple">https://groups.google.com/forum/#!forum/comp-narrative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mputational Intelligence in Games</text:p>
          </table:table-cell>
          <table:table-cell table:style-name="ce7" office:value-type="string" calcext:value-type="string">
            <text:p><text:a xlink:href="https://groups.google.com/forum/#!forum/cigames" xlink:type="simple">https://groups.google.com/forum/#!forum/cigames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ntersectional Types</text:p>
          </table:table-cell>
          <table:table-cell table:style-name="ce7" office:value-type="string" calcext:value-type="string">
            <text:p><text:a xlink:href="https://groups.google.com/forum/#!forum/intersectional-types" xlink:type="simple">https://groups.google.com/forum/#!forum/intersectional-types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mbda Ladies</text:p>
          </table:table-cell>
          <table:table-cell table:style-name="ce7" office:value-type="string" calcext:value-type="string">
            <text:p><text:a xlink:href="https://groups.google.com/forum/#!forum/lambda-ladies-functional" xlink:type="simple">https://groups.google.com/forum/#!forum/lambda-ladies-functional</text:a>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N/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rocedural Content Generation</text:p>
          </table:table-cell>
          <table:table-cell table:style-name="ce9" office:value-type="string" calcext:value-type="string">
            <text:p><text:a xlink:href="https://groups.google.com/forum/#!forum/proceduralcontent" xlink:type="simple">https://groups.google.com/forum/#!forum/proceduralcontent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c.arts.int-fiction</text:p>
          </table:table-cell>
          <table:table-cell table:style-name="ce7" office:value-type="string" calcext:value-type="string">
            <text:p><text:a xlink:href="https://groups.google.com/forum/#!forum/rec.arts.int-fiction" xlink:type="simple">https://groups.google.com/forum/#!forum/rec.arts.int-fiction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lgorave</text:p>
          </table:table-cell>
          <table:table-cell table:style-name="ce9" office:value-type="string" calcext:value-type="string">
            <text:p><text:a xlink:href="http://lurk.org/groups/algorave/" xlink:type="simple">http://lurk.org/groups/algorave/</text:a>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- will wait for performance call, alex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Japanese Society for Sonic Arts</text:p>
          </table:table-cell>
          <table:table-cell table:style-name="ce7" office:value-type="string" calcext:value-type="string">
            <text:p><text:a xlink:href="http://jssa.info/" xlink:type="simple">http://jssa.info/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oldsmiths Embodied Audiovisual Interaction community</text:p>
          </table:table-cell>
          <table:table-cell table:style-name="ce7" office:value-type="string" calcext:value-type="string">
            <text:p><text:a xlink:href="http://eavi.goldsmithsdigital.com/" xlink:type="simple">http://eavi.goldsmithsdigital.com/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upercollider users mailing list</text:p>
          </table:table-cell>
          <table:table-cell table:style-name="ce10" office:value-type="string" calcext:value-type="string">
            <text:p>sc-users &lt;sc-users@lists.bham.ac.uk&gt;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ark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string" calcext:value-type="string">
            <text:p>faust users</text:p>
          </table:table-cell>
          <table:table-cell table:style-name="ce10" office:value-type="string" calcext:value-type="string">
            <text:p>Faudiostream-users@lists.sourceforge.net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1" office:value-type="string" calcext:value-type="string">
            <text:p>AFIM (French computer music association)</text:p>
          </table:table-cell>
          <table:table-cell table:style-name="ce1" office:value-type="string" calcext:value-type="string">
            <text:p>afim.info@afim-asso.org</text:p>
          </table:table-cell>
          <table:table-cell table:number-columns-repeated="2" table:style-name="ce1" office:value-type="string" calcext:value-type="string">
            <text:p>Jea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rcam users/community list</text:p>
          </table:table-cell>
          <table:table-cell/>
          <table:table-cell table:number-columns-repeated="2" table:style-name="ce1" office:value-type="string" calcext:value-type="string">
            <text:p>Jean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6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dded By</text:p>
          </table:table-cell>
          <table:table-cell table:style-name="ce1" office:value-type="string" calcext:value-type="string">
            <text:p>Sent From</text:p>
          </table:table-cell>
          <table:table-cell table:style-name="ce1" office:value-type="string" calcext:value-type="string">
            <text:p>Round 2</text:p>
          </table:table-cell>
          <table:table-cell table:style-name="ce1" office:value-type="string" calcext:value-type="string">
            <text:p>Permission to save</text:p>
          </table:table-cell>
          <table:table-cell table:style-name="ce4" office:value-type="string" calcext:value-type="string">
            <text:p>Call for Performanc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ternational Computer Music Association</text:p>
          </table:table-cell>
          <table:table-cell table:style-name="ce4" office:value-type="string" calcext:value-type="string">
            <text:p>icma@umich.edu</text:p>
          </table:table-cell>
          <table:table-cell table:style-name="ce1" office:value-type="string" calcext:value-type="string">
            <text:p>Mark Santolucit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Yale Computing and the Arts</text:p>
          </table:table-cell>
          <table:table-cell table:style-name="ce1" office:value-type="string" calcext:value-type="string">
            <text:p>comparts@cs.yale.edu</text:p>
          </table:table-cell>
          <table:table-cell table:number-columns-repeated="3" table:style-name="ce1" office:value-type="string" calcext:value-type="string">
            <text:p>Mark Santolucit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sp을 좋아하는 사람들의 그룹(한국 리스퍼) ›</text:p>
          </table:table-cell>
          <table:table-cell table:style-name="ce7" office:value-type="string" calcext:value-type="string">
            <text:p><text:a xlink:href="https://groups.google.com/forum/#!forum/lisp-korea" xlink:type="simple">https://groups.google.com/forum/#!forum/lisp-korea</text:a></text:p>
          </table:table-cell>
          <table:table-cell table:number-columns-repeated="3" table:style-name="ce1" office:value-type="string" calcext:value-type="string">
            <text:p>Mark Santolucit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nthly Music Hackathon NYC</text:p>
          </table:table-cell>
          <table:table-cell table:style-name="ce2" office:value-type="string" calcext:value-type="string">
            <text:p>musichackathon@gmail.com</text:p>
          </table:table-cell>
          <table:table-cell table:style-name="ce2" office:value-type="string" calcext:value-type="string">
            <text:p>Mark Santolucito</text:p>
          </table:table-cell>
          <table:table-cell table:number-columns-repeated="2" table:style-name="ce1" office:value-type="string" calcext:value-type="string">
            <text:p>Mark Santolucito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lm</text:p>
          </table:table-cell>
          <table:table-cell table:style-name="ce5" office:value-type="string" calcext:value-type="string">
            <text:p><text:a xlink:href="https://groups.google.com/forum/?fromgroups#!forum/elm-discuss" xlink:type="simple">https://groups.google.com/forum/?fromgroups#!forum/elm-discuss</text:a></text:p>
          </table:table-cell>
          <table:table-cell table:style-name="ce2" office:value-type="string" calcext:value-type="string">
            <text:p>Mark Santolucito</text:p>
          </table:table-cell>
          <table:table-cell table:style-name="ce1" table:number-columns-repeated="2"/>
          <table:table-cell table:style-name="ce11"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IGPLAN Posting</text:p>
          </table:table-cell>
          <table:table-cell table:style-name="ce5" office:value-type="string" calcext:value-type="string">
            <text:p><text:a xlink:href="https://docs.google.com/forms/d/1bYN9FtloQlMRwxVZGozSwUnqquPl2ir9CTHr9uQbVSg/viewform" xlink:type="simple">https://docs.google.com/forms/d/1bYN9FtloQlMRwxVZGozSwUnqquPl2ir9CTHr9uQbVSg/viewform</text:a></text:p>
          </table:table-cell>
          <table:table-cell table:style-name="ce2" office:value-type="string" calcext:value-type="string">
            <text:p>Mark Santolucito</text:p>
          </table:table-cell>
          <table:table-cell table:style-name="ce1" office:value-type="string" calcext:value-type="string">
            <text:p>Mark Santolucito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 calcext:value-type="string">
            <text:p>Eugene</text:p>
          </table:table-cell>
          <table:table-cell table:style-name="ce6" office:value-type="string" calcext:value-type="string">
            <text:p><text:a xlink:href="http://lurk.org/" xlink:type="simple">http://lurk.org/</text:a></text:p>
          </table:table-cell>
          <table:table-cell table:style-name="ce1" office:value-type="string" calcext:value-type="string">
            <text:p>Alex McLean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2" office:value-type="string" calcext:value-type="string">
            <text:p>Renick Bel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PLAP livecode</text:p>
          </table:table-cell>
          <table:table-cell table:style-name="ce6" office:value-type="string" calcext:value-type="string">
            <text:p><text:a xlink:href="http://lurk.org/" xlink:type="simple">http://lurk.org/</text:a></text:p>
          </table:table-cell>
          <table:table-cell table:style-name="ce1" office:value-type="string" calcext:value-type="string">
            <text:p>Alex McLean</text:p>
          </table:table-cell>
          <table:table-cell table:style-name="ce4" office:value-type="string" calcext:value-type="string">
            <text:p>Renick Bell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Renick Bel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PLAP slack</text:p>
          </table:table-cell>
          <table:table-cell table:style-name="ce7" office:value-type="string" calcext:value-type="string">
            <text:p><text:a xlink:href="http://toplap.org/toplap-on-slack/" xlink:type="simple">http://toplap.org/toplap-on-slack/</text:a></text:p>
          </table:table-cell>
          <table:table-cell table:style-name="ce1" office:value-type="string" calcext:value-type="string">
            <text:p>Alex McLean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ime-community</text:p>
          </table:table-cell>
          <table:table-cell table:style-name="ce7" office:value-type="string" calcext:value-type="string">
            <text:p><text:a xlink:href="http://www.nime.org/mailing-list/" xlink:type="simple">http://www.nime.org/mailing-list/</text:a></text:p>
          </table:table-cell>
          <table:table-cell table:style-name="ce1" office:value-type="string" calcext:value-type="string">
            <text:p>Alex McLean</text:p>
          </table:table-cell>
          <table:table-cell table:number-columns-repeated="2" table:style-name="ce1" office:value-type="string" calcext:value-type="string">
            <text:p>Rebecca Fiebrink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2" office:value-type="string" calcext:value-type="string">
            <text:p>Renick Bel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OTAC</text:p>
          </table:table-cell>
          <table:table-cell table:style-name="ce6" office:value-type="string" calcext:value-type="string">
            <text:p><text:a xlink:href="http://lurk.org/" xlink:type="simple">http://lurk.org/</text:a></text:p>
          </table:table-cell>
          <table:table-cell table:style-name="ce1" office:value-type="string" calcext:value-type="string">
            <text:p>Alex McLea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ificfp</text:p>
          </table:table-cell>
          <table:table-cell/>
          <table:table-cell table:style-name="ce1" office:value-type="string" calcext:value-type="string">
            <text:p>Alex McLean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skell-art</text:p>
          </table:table-cell>
          <table:table-cell table:style-name="ce6" office:value-type="string" calcext:value-type="string">
            <text:p><text:a xlink:href="http://lurk.org/" xlink:type="simple">http://lurk.org/</text:a></text:p>
          </table:table-cell>
          <table:table-cell table:style-name="ce1" office:value-type="string" calcext:value-type="string">
            <text:p>Alex McLean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Renick Bel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</text:p>
          </table:table-cell>
          <table:table-cell table:style-name="ce8" office:value-type="string" calcext:value-type="string">
            <text:p><text:a xlink:href="http://listserv.acm.org/scripts/wa-ACMLPX.exe?A0=CHI-ANNOUNCEMENTS" xlink:type="simple">http://listserv.acm.org/scripts/wa-ACMLPX.exe?A0=CHI-ANNOUNCEMENTS</text:a></text:p>
          </table:table-cell>
          <table:table-cell table:style-name="ce1" office:value-type="string" calcext:value-type="string">
            <text:p>Alex McLean</text:p>
          </table:table-cell>
          <table:table-cell table:number-columns-repeated="2" table:style-name="ce1" office:value-type="string" calcext:value-type="string">
            <text:p>Rebecca Fiebrink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luxus</text:p>
          </table:table-cell>
          <table:table-cell/>
          <table:table-cell table:style-name="ce1" office:value-type="string" calcext:value-type="string">
            <text:p>Alex McLea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vertone</text:p>
          </table:table-cell>
          <table:table-cell/>
          <table:table-cell table:style-name="ce1" office:value-type="string" calcext:value-type="string">
            <text:p>Alex McLea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usic-ir / ismir</text:p>
          </table:table-cell>
          <table:table-cell/>
          <table:table-cell table:style-name="ce1" office:value-type="string" calcext:value-type="string">
            <text:p>Alex McLean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puter arts society</text:p>
          </table:table-cell>
          <table:table-cell/>
          <table:table-cell table:style-name="ce1" office:value-type="string" calcext:value-type="string">
            <text:p>Alex McLean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ightycolumn</text:p>
          </table:table-cell>
          <table:table-cell table:style-name="ce6" office:value-type="string" calcext:value-type="string">
            <text:p><text:a xlink:href="http://lurk.org/" xlink:type="simple">http://lurk.org/</text:a></text:p>
          </table:table-cell>
          <table:table-cell table:style-name="ce1" office:value-type="string" calcext:value-type="string">
            <text:p>Alex McLean</text:p>
          </table:table-cell>
          <table:table-cell table:style-name="ce1" office:value-type="string" calcext:value-type="string">
            <text:p>alex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Renick Bel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acket mailing list</text:p>
          </table:table-cell>
          <table:table-cell table:style-name="ce7" office:value-type="string" calcext:value-type="string">
            <text:p><text:a xlink:href="https://groups.google.com/forum/#!forum/racket-users" xlink:type="simple">https://groups.google.com/forum/#!forum/racket-users</text:a></text:p>
          </table:table-cell>
          <table:table-cell table:number-columns-repeated="3" table:style-name="ce1" office:value-type="string" calcext:value-type="string">
            <text:p>Mike Sperber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askell mailing list</text:p>
          </table:table-cell>
          <table:table-cell table:style-name="ce7" office:value-type="string" calcext:value-type="string">
            <text:p><text:a xlink:href="mailto:haskell@haskell.org" xlink:type="simple">haskell@haskell.org</text:a></text:p>
          </table:table-cell>
          <table:table-cell table:number-columns-repeated="3" table:style-name="ce1" office:value-type="string" calcext:value-type="string">
            <text:p>Mike Sperber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OCaml mailing list</text:p>
          </table:table-cell>
          <table:table-cell table:style-name="ce1" office:value-type="string" calcext:value-type="string">
            <text:p>caml-list@inria.fr</text:p>
          </table:table-cell>
          <table:table-cell table:number-columns-repeated="3" table:style-name="ce1" office:value-type="string" calcext:value-type="string">
            <text:p>Mike Sperber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lojure mailing list</text:p>
          </table:table-cell>
          <table:table-cell table:style-name="ce7" office:value-type="string" calcext:value-type="string">
            <text:p><text:a xlink:href="https://groups.google.com/forum/#!forum/clojure" xlink:type="simple">https://groups.google.com/forum/#!forum/clojure</text:a></text:p>
          </table:table-cell>
          <table:table-cell table:number-columns-repeated="3" table:style-name="ce1" office:value-type="string" calcext:value-type="string">
            <text:p>Mike Sperber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cala mailing list</text:p>
          </table:table-cell>
          <table:table-cell table:style-name="ce7" office:value-type="string" calcext:value-type="string">
            <text:p><text:a xlink:href="https://groups.google.com/forum/#!forum/scala-user" xlink:type="simple">https://groups.google.com/forum/#!forum/scala-user</text:a></text:p>
          </table:table-cell>
          <table:table-cell table:number-columns-repeated="3" table:style-name="ce1" office:value-type="string" calcext:value-type="string">
            <text:p>Mike Sperber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nyrd</text:p>
          </table:table-cell>
          <table:table-cell table:style-name="ce7" office:value-type="string" calcext:value-type="string">
            <text:p><text:a xlink:href="http://lanyrd.com/2016/workshopfarm2016/" xlink:type="simple">http://lanyrd.com/2016/workshopfarm2016/</text:a></text:p>
          </table:table-cell>
          <table:table-cell table:number-columns-repeated="3" table:style-name="ce1" office:value-type="string" calcext:value-type="string">
            <text:p>Mike Sperber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putational-creativity-forum</text:p>
          </table:table-cell>
          <table:table-cell table:style-name="ce7" office:value-type="string" calcext:value-type="string">
            <text:p><text:a xlink:href="https://groups.google.com/forum/#!forum/computational-creativity-forum" xlink:type="simple">https://groups.google.com/forum/#!forum/computational-creativity-forum</text:a></text:p>
          </table:table-cell>
          <table:table-cell table:number-columns-repeated="2" table:style-name="ce1" office:value-type="string" calcext:value-type="string">
            <text:p>Chris Marten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putational Narrative People </text:p>
          </table:table-cell>
          <table:table-cell table:style-name="ce7" office:value-type="string" calcext:value-type="string">
            <text:p><text:a xlink:href="https://groups.google.com/forum/#!forum/comp-narrative" xlink:type="simple">https://groups.google.com/forum/#!forum/comp-narrative</text:a></text:p>
          </table:table-cell>
          <table:table-cell table:number-columns-repeated="2" table:style-name="ce1" office:value-type="string" calcext:value-type="string">
            <text:p>Chris Marten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mputational Intelligence in Games</text:p>
          </table:table-cell>
          <table:table-cell table:style-name="ce7" office:value-type="string" calcext:value-type="string">
            <text:p><text:a xlink:href="https://groups.google.com/forum/#!forum/cigames" xlink:type="simple">https://groups.google.com/forum/#!forum/cigames</text:a></text:p>
          </table:table-cell>
          <table:table-cell table:number-columns-repeated="2" table:style-name="ce1" office:value-type="string" calcext:value-type="string">
            <text:p>Chris Marten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ntersectional Types</text:p>
          </table:table-cell>
          <table:table-cell table:style-name="ce7" office:value-type="string" calcext:value-type="string">
            <text:p><text:a xlink:href="https://groups.google.com/forum/#!forum/intersectional-types" xlink:type="simple">https://groups.google.com/forum/#!forum/intersectional-types</text:a></text:p>
          </table:table-cell>
          <table:table-cell table:number-columns-repeated="2" table:style-name="ce1" office:value-type="string" calcext:value-type="string">
            <text:p>Chris Marten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ambda Ladies</text:p>
          </table:table-cell>
          <table:table-cell table:style-name="ce7" office:value-type="string" calcext:value-type="string">
            <text:p><text:a xlink:href="https://groups.google.com/forum/#!forum/lambda-ladies-functional" xlink:type="simple">https://groups.google.com/forum/#!forum/lambda-ladies-functional</text:a></text:p>
          </table:table-cell>
          <table:table-cell table:number-columns-repeated="2" table:style-name="ce1" office:value-type="string" calcext:value-type="string">
            <text:p>Chris Marten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cedural Content Generation</text:p>
          </table:table-cell>
          <table:table-cell table:style-name="ce9" office:value-type="string" calcext:value-type="string">
            <text:p><text:a xlink:href="https://groups.google.com/forum/#!forum/proceduralcontent" xlink:type="simple">https://groups.google.com/forum/#!forum/proceduralcontent</text:a></text:p>
          </table:table-cell>
          <table:table-cell table:number-columns-repeated="2" table:style-name="ce1" office:value-type="string" calcext:value-type="string">
            <text:p>Chris Marten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ec.arts.int-fiction</text:p>
          </table:table-cell>
          <table:table-cell table:style-name="ce7" office:value-type="string" calcext:value-type="string">
            <text:p><text:a xlink:href="https://groups.google.com/forum/#!forum/rec.arts.int-fiction" xlink:type="simple">https://groups.google.com/forum/#!forum/rec.arts.int-fiction</text:a></text:p>
          </table:table-cell>
          <table:table-cell table:style-name="ce1" office:value-type="string" calcext:value-type="string">
            <text:p>Chris Marten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lgorave</text:p>
          </table:table-cell>
          <table:table-cell table:style-name="ce9" office:value-type="string" calcext:value-type="string">
            <text:p><text:a xlink:href="http://lurk.org/groups/algorave/" xlink:type="simple">http://lurk.org/groups/algorave/</text:a></text:p>
          </table:table-cell>
          <table:table-cell table:number-columns-repeated="2" table:style-name="ce4" office:value-type="string" calcext:value-type="string">
            <text:p>Renick Bell</text:p>
          </table:table-cell>
          <table:table-cell table:style-name="ce1" table:formula="of:=FALSE(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Renick Bel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apanese Society for Sonic Arts</text:p>
          </table:table-cell>
          <table:table-cell table:style-name="ce7" office:value-type="string" calcext:value-type="string">
            <text:p><text:a xlink:href="http://jssa.info/" xlink:type="simple">http://jssa.info/</text:a></text:p>
          </table:table-cell>
          <table:table-cell table:style-name="ce4" office:value-type="string" calcext:value-type="string">
            <text:p>Renick Bell</text:p>
          </table:table-cell>
          <table:table-cell/>
          <table:table-cell table:style-name="ce1" office:value-type="string" calcext:value-type="string">
            <text:p>Mark Santolucit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oldsmiths Embodied Audiovisual Interaction community</text:p>
          </table:table-cell>
          <table:table-cell table:style-name="ce7" office:value-type="string" calcext:value-type="string">
            <text:p><text:a xlink:href="http://eavi.goldsmithsdigital.com/" xlink:type="simple">http://eavi.goldsmithsdigital.com/</text:a></text:p>
          </table:table-cell>
          <table:table-cell table:number-columns-repeated="3" table:style-name="ce1" office:value-type="string" calcext:value-type="string">
            <text:p>Rebecca Fiebrink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upercollider users mailing list</text:p>
          </table:table-cell>
          <table:table-cell table:style-name="ce10" office:value-type="string" calcext:value-type="string">
            <text:p>sc-users &lt;sc-users@lists.bham.ac.uk&gt;</text:p>
          </table:table-cell>
          <table:table-cell table:number-columns-repeated="4"/>
          <table:table-cell table:style-name="ce12" office:value-type="string" calcext:value-type="string">
            <text:p>Renick Bel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aust users</text:p>
          </table:table-cell>
          <table:table-cell table:style-name="ce10" office:value-type="string" calcext:value-type="string">
            <text:p>Faudiostream-users@lists.sourceforge.net</text:p>
          </table:table-cell>
          <table:table-cell table:number-columns-repeated="4"/>
          <table:table-cell table:style-name="ce12" office:value-type="string" calcext:value-type="string">
            <text:p>Renick Bell</text:p>
          </table:table-cell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mo" svg:font-family="Arimo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1" meta:object-count="0"/>
    <meta:generator>LibreOfficeDev/5.1.0.3$Linux_X86_64 LibreOffice_project/</meta:generator>
  </office:meta>
</office:document-meta>
</file>